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“We shall not cease from exploration.</text:p>
      <text:p text:style-name="Text_20_body">And the end of all our exploring will be to arrive where we started, and know the place for the first time.</text:p>
      <text:p text:style-name="Text_20_body">Through the unknown, remembered gate, when the last of earth left to discover is that which was the beginning.”</text:p>
      <text:p text:style-name="Text_20_body">T.S. Elio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2:14:54.331826236</meta:creation-date>
    <dc:date>2015-08-06T12:15:10.342325539</dc:date>
    <meta:editing-duration>PT17S</meta:editing-duration>
    <meta:editing-cycles>1</meta:editing-cycles>
    <meta:document-statistic meta:table-count="0" meta:image-count="0" meta:object-count="0" meta:page-count="1" meta:paragraph-count="4" meta:word-count="49" meta:character-count="265" meta:non-whitespace-character-count="220"/>
    <meta:generator>LibreOffice/4.4.2.2$Linux_X86_64 LibreOffice_project/40m0$Build-2</meta:generator>
  </office:meta>
</office:document-meta>
</file>